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400000024D78A9AF5.jpg"/>
  <manifest:file-entry manifest:media-type="image/tiff" manifest:full-path="Pictures/10000000000000640000002410A8AD02.tif"/>
  <manifest:file-entry manifest:media-type="image/png" manifest:full-path="Pictures/10000201000000640000002493AE4378.png"/>
  <manifest:file-entry manifest:media-type="image/gif" manifest:full-path="Pictures/100000000000006400000024DF6E7FD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" svg:font-family="Albany, Arial"/>
    <style:font-face style:name="Cumberland" svg:font-family="Cumberland, 'Courier New'"/>
    <style:font-face style:name="Thorndale" svg:font-family="Thorndale, 'Times New Roman'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sample with images:</text:p>
      <text:p text:style-name="Standard"><draw:frame draw:style-name="fr1" draw:name="Rahmen1" text:anchor-type="paragraph" svg:x="1.011cm" svg:y="1.164cm" svg:width="2.646cm" draw:z-index="0"><draw:text-box fo:min-height="0.953cm"><text:p text:style-name="Illustration"><draw:frame draw:style-name="fr3" draw:name="Grafik1" text:anchor-type="paragraph" svg:x="0.004cm" svg:y="0.002cm" svg:width="2.646cm" style:rel-width="100%" svg:height="0.953cm" style:rel-height="scale" draw:z-index="1"><draw:image xlink:href="Pictures/100000000000006400000024DF6E7FDA.gif" xlink:type="simple" xlink:show="embed" xlink:actuate="onLoad"/></draw:frame>Abbildung <text:sequence text:ref-name="refIllustration0" text:name="Illustration" text:formula="ooow:Illustration+1" style:num-format="1">3</text:sequence>: GIF Sample</text:p></draw:text-box></draw:frame><draw:frame draw:style-name="fr2" draw:name="Rahmen2" text:anchor-type="paragraph" svg:x="3.824cm" svg:y="1.085cm" svg:width="3.528cm" draw:z-index="2"><draw:text-box fo:min-height="1.268cm"><text:p text:style-name="Illustration"><draw:frame draw:style-name="fr3" draw:name="Grafik2" text:anchor-type="paragraph" svg:x="0.004cm" svg:y="0.002cm" svg:width="3.528cm" style:rel-width="100%" svg:height="1.268cm" style:rel-height="scale" draw:z-index="3"><draw:image xlink:href="Pictures/10000201000000640000002493AE4378.png" xlink:type="simple" xlink:show="embed" xlink:actuate="onLoad"/></draw:frame>Abbildung <text:sequence text:ref-name="refIllustration1" text:name="Illustration" text:formula="ooow:Illustration+1" style:num-format="1">1</text:sequence>: PNG Sample</text:p></draw:text-box></draw:frame><draw:frame draw:style-name="fr1" draw:name="Rahmen3" text:anchor-type="paragraph" svg:x="7.475cm" svg:y="1.109cm" svg:width="3.528cm" draw:z-index="4"><draw:text-box fo:min-height="1.27cm"><text:p text:style-name="Illustration"><draw:frame draw:style-name="fr3" draw:name="Grafik3" text:anchor-type="paragraph" svg:x="0.004cm" svg:y="0.002cm" svg:width="3.528cm" style:rel-width="100%" svg:height="1.27cm" style:rel-height="scale" draw:z-index="5"><draw:image xlink:href="Pictures/100000000000006400000024D78A9AF5.jpg" xlink:type="simple" xlink:show="embed" xlink:actuate="onLoad"/></draw:frame>Abbildung <text:sequence text:ref-name="refIllustration2" text:name="Illustration" text:formula="ooow:Illustration+1" style:num-format="1">2</text:sequence>: JPG Sample</text:p></draw:text-box></draw:frame><draw:frame draw:style-name="fr1" draw:name="Rahmen4" text:anchor-type="paragraph" svg:x="11.127cm" svg:y="1.349cm" svg:width="3.528cm" draw:z-index="6"><draw:text-box fo:min-height="1.27cm"><text:p text:style-name="Illustration"><draw:frame draw:style-name="fr4" draw:name="Grafik4" text:anchor-type="paragraph" svg:x="0.004cm" svg:y="0cm" svg:width="3.528cm" style:rel-width="100%" svg:height="1.27cm" style:rel-height="scale" draw:z-index="7"><draw:image xlink:href="Pictures/10000000000000640000002410A8AD02.tif" xlink:type="simple" xlink:show="embed" xlink:actuate="onLoad"/></draw:frame>Abbildung <text:sequence text:ref-name="refIllustration3" text:name="Illustration" text:formula="ooow:Illustration+1" style:num-format="1">4</text:sequence>: TIFF Sampl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" svg:font-family="Albany, Arial"/>
    <style:font-face style:name="Cumberland" svg:font-family="Cumberland, 'Courier New'"/>
    <style:font-face style:name="Thorndale" svg:font-family="Thorndale, 'Times New Roman'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umberland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" style:font-size-asian="12pt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li Fouquet</meta:initial-creator>
    <meta:creation-date>2011-05-30T10:00:04</meta:creation-date>
    <dc:creator>Uli Fouquet</dc:creator>
    <dc:date>2011-05-30T10:13:35</dc:date>
    <meta:editing-cycles>1</meta:editing-cycles>
    <meta:editing-duration>PT13M31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5" meta:word-count="16" meta:character-count="114"/>
  </office:meta>
</office:document-meta>
</file>